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041e5" officeooo:paragraph-rsid="001041e5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2pt" fo:font-weight="normal" officeooo:rsid="001041e5" officeooo:paragraph-rsid="001041e5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Liberation Serif" fo:font-size="12pt" fo:font-weight="normal" officeooo:rsid="001041e5" officeooo:paragraph-rsid="001041e5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text-properties style:font-name="Liberation Serif" fo:font-size="12pt" fo:font-weight="normal" officeooo:rsid="001041e5" officeooo:paragraph-rsid="001041e5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text-properties style:font-name="Liberation Serif" fo:font-size="12pt" fo:font-weight="normal" officeooo:rsid="001041e5" officeooo:paragraph-rsid="00108707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normal" officeooo:rsid="001041e5" officeooo:paragraph-rsid="001041e5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officeooo:rsid="001041e5" officeooo:paragraph-rsid="00108707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041e5" officeooo:paragraph-rsid="00108707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text-properties style:font-name="Liberation Serif" fo:font-size="12pt" fo:font-weight="normal" officeooo:rsid="001041e5" officeooo:paragraph-rsid="00108707" style:font-size-asian="12pt" style:font-weight-asian="normal" style:font-size-complex="12pt" style:font-weight-complex="normal"/>
    </style:style>
    <style:style style:name="T1" style:family="text">
      <style:text-properties style:font-name="sans-serif" fo:font-size="13.5pt"/>
    </style:style>
    <style:style style:name="T2" style:family="text">
      <style:text-properties fo:font-size="13.5pt"/>
    </style:style>
    <style:style style:name="T3" style:family="text">
      <style:text-properties officeooo:rsid="001087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5b, Code-a-mon:</text:p>
      <text:p text:style-name="P1"/>
      <text:p text:style-name="P2">Design pattern 1: Decorator - </text:p>
      <text:p text:style-name="P2"/>
      <text:p text:style-name="P2">For this design pattern, I decided to have it based around Codeamon stats and evolution. The decorator allows for codeamon stats to be altered during an evolution. The requirements met in this package are:</text:p>
      <text:p text:style-name="P2"/>
      <text:list xml:id="list3098101291" text:style-name="L1">
        <text:list-item>
          <text:p text:style-name="P4">The simulation should run on cycles. A cycle is considered to be of 2 parts - 1 daytime and 1 night time.</text:p>
        </text:list-item>
        <text:list-item>
          <text:p text:style-name="P4">Each cycle should have it’s own weather event.</text:p>
        </text:list-item>
        <text:list-item>
          <text:p text:style-name="P4">During the night, evolutions of code-a-mons can occur.</text:p>
        </text:list-item>
        <text:list-item>
          <text:p text:style-name="P4">Code-a-mons should have at minimum: Attack, Defense, Health.</text:p>
        </text:list-item>
      </text:list>
      <text:p text:style-name="P3"/>
      <text:p text:style-name="P3">Checkstyle report:</text:p>
      <text:p text:style-name="P3"/>
      <text:p text:style-name="P3"/>
      <text:p text:style-name="P3">Spotbugs report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Design pattern <text:span text:style-name="T3">2</text:span>: <text:span text:style-name="T3">Factory</text:span> - </text:p>
      <text:p text:style-name="P8"/>
      <text:p text:style-name="P8">For this design pattern, I decided to have it based around the creation of trainers and codeamons, and allows use of a factory class to easily create and store trainer/codeamon values. The requirements met in this package are:</text:p>
      <text:p text:style-name="P8"/>
      <text:list xml:id="list160234005530466" text:continue-numbering="true" text:style-name="L1">
        <text:list-item>
          <text:p text:style-name="P5">A new world must start with a number of trainers, at least 2, each of them starts with at least one code-a-mon</text:p>
        </text:list-item>
        <text:list-item>
          <text:p text:style-name="P5">The trainer can acquire more code-a-mons (max of 6) throughout their adventure. How they acquire them is up to you.</text:p>
        </text:list-item>
        <text:list-item>
          <text:p text:style-name="P5">Code-a-mons should have at minimum: Attack, Defense, Health, <text:span text:style-name="T3">Attack Type.</text:span></text:p>
        </text:list-item>
      </text:list>
      <text:p text:style-name="P7"/>
      <text:p text:style-name="P7"/>
      <text:p text:style-name="P7">Checkstyle report:</text:p>
      <text:p text:style-name="P7"/>
      <text:p text:style-name="P7"/>
      <text:p text:style-name="P7">Spotbugs report: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18:56:44.094277010</meta:creation-date>
    <dc:date>2021-04-19T16:02:33.230788904</dc:date>
    <meta:editing-duration>PT12M27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2" meta:paragraph-count="16" meta:word-count="198" meta:character-count="1153" meta:non-whitespace-character-count="976"/>
  </office:meta>
</office:document-meta>
</file>